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2" style:family="paragraph" style:parent-style-name="Standard">
      <style:text-properties style:font-name="Times New Roman" fo:font-size="12pt" fo:language="zxx" fo:country="non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" style:family="paragraph" style:parent-style-name="Standard">
      <style:paragraph-properties fo:break-before="page"/>
      <style:text-properties style:font-name="Times New Roman" fo:font-size="12pt" fo:language="zxx" fo:country="none" fo:font-weight="bol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4" style:family="paragraph" style:parent-style-name="Text_20_body">
      <style:text-properties style:font-name="Times New Roman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P5" style:family="paragraph" style:parent-style-name="Text_20_body">
      <style:paragraph-properties fo:margin-top="0cm" fo:margin-bottom="0cm" fo:text-align="center" style:justify-single-word="false" style:writing-mode="lr-tb"/>
      <style:text-properties fo:font-variant="normal" fo:text-transform="none" fo:color="#000000" style:text-line-through-style="none" style:font-name="Times New Roman" fo:font-size="12pt" fo:language="zxx" fo:country="none" fo:font-style="normal" style:text-underline-style="none" fo:font-weight="normal" style:text-blinking="false" fo:background-color="transparent" style:font-size-asian="12pt" style:language-asian="zxx" style:country-asian="none" style:font-size-complex="12pt" style:language-complex="zxx" style:country-complex="none"/>
    </style:style>
    <style:style style:name="P6" style:family="paragraph" style:parent-style-name="Text_20_body">
      <style:paragraph-properties fo:margin-top="0cm" fo:margin-bottom="0cm" fo:text-align="center" style:justify-single-word="false" style:writing-mode="lr-tb"/>
      <style:text-properties fo:font-variant="normal" fo:text-transform="none" fo:color="#000000" style:text-line-through-style="none" style:font-name="Times New Roman" fo:font-size="14pt" fo:language="zxx" fo:country="none" fo:font-style="normal" style:text-underline-style="none" fo:font-weight="normal" style:text-blinking="false" fo:background-color="transparent" style:font-size-asian="14pt" style:language-asian="zxx" style:country-asian="none" style:font-size-complex="14pt" style:language-complex="zxx" style:country-complex="none"/>
    </style:style>
    <style:style style:name="P7" style:family="paragraph" style:parent-style-name="Text_20_body">
      <style:paragraph-properties fo:margin-top="0cm" fo:margin-bottom="0cm" fo:text-align="center" style:justify-single-word="false" style:writing-mode="lr-tb"/>
      <style:text-properties fo:font-variant="normal" fo:text-transform="none" fo:color="#000000" style:text-line-through-style="none" style:font-name="Times New Roman" fo:font-size="18pt" fo:language="zxx" fo:country="none" fo:font-style="normal" style:text-underline-style="none" fo:font-weight="normal" style:text-blinking="false" fo:background-color="transparent" style:font-size-asian="18pt" style:language-asian="zxx" style:country-asian="none" style:font-size-complex="18pt" style:language-complex="zxx" style:country-complex="none"/>
    </style:style>
    <style:style style:name="T1" style:family="text"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1.25pt" fo:font-style="normal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tyle="normal" style:text-underline-style="none" style:text-blinking="false" fo:background-color="transparen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internal-source-marker_0.5648544660958258"/>Artificial Intelligence Programming</text:p>
      <text:p text:style-name="P6">Project 3</text:p>
      <text:p text:style-name="P7">Natural Language Processing</text:p>
      <text:p text:style-name="P5">(Recognizing Textual Entailment)</text:p>
      <text:p text:style-name="P4"/>
      <text:p text:style-name="P5">Martin Belgau Ellefsrød &amp; Andreas Berg Skomedal</text:p>
      <text:p text:style-name="P1"/>
      <text:p text:style-name="P2">Differences of part I, II and III, and our system of part IV</text:p>
      <text:p text:style-name="P2"/>
      <text:p text:style-name="P2">Motivation for differences</text:p>
      <text:p text:style-name="P2"/>
      <text:p text:style-name="P2"><text:bookmark text:name="internal-source-marker_0.56485446609582581"/><text:span text:style-name="T3">Especially where there are occurrences of antonyms, this will most likely increase the probability of  the hypothesis H not being an entailment of the text T. Similarly, incidents of synonyms mean that the sentences include words that have the same meanings, which will increase the probability of entailment.</text:span><text:line-break/><text:line-break/><text:span text:style-name="T3">In the tree edit distance algorithm, we have added a function for checking for synonyms and antonyms. If an antonym incidence is found, the edit distance is increased by 2* IDF(word). If synonym, the substitution cost is 0. Any other word uses the normal IDF(word) as the cost.</text:span><text:line-break/><text:line-break/><text:span text:style-name="T3">We believe that this feature will reduce the probability of setting entailments to YES when they are in fact NO, especially pairs that have the same basic sentence form, but have a very large difference in semantics.</text:span><text:line-break/><text:line-break/><text:span text:style-name="T3">Example pair: </text:span><text:line-break/><text:line-break/><text:span text:style-name="T4">T</text:span><text:span text:style-name="T3">: “Tom loves his girlfriend Jane. He loves her very, very much.”</text:span><text:line-break/><text:span text:style-name="T4">H</text:span><text:span text:style-name="T3">: “Tom hates his girlfriend Jane. He hates her very, very much.”</text:span><text:line-break/><text:line-break/><text:span text:style-name="T3">As we can see, the tree distance is very short, and with the implementation used in part II we would have gotten a high chance of getting YES. Instead, with the new function, the probability will be reduced, because ‘loves’ and ‘hates’ are antonyms. </text:span><text:line-break/><text:line-break/><text:span text:style-name="T3">Similarly,  hypotheses which entail their corresponding texts, but use a different sentence-form, will get higher scores using this system, as some synonyms will probably occur.</text:span><text:line-break/><text:line-break/><text:span text:style-name="T3">However, this feature is a quite specific one, and will in most cases not take effect. A problem with this feature is also that it is difficult to quantify the effect an antonym-occurence should have on the final score: How high an edit cost should it be to insert an antonym node into a tree? If too high, the edit distance will be large also for some true entailments, leading to some of them being uncaught. If too low, some false positives will occur.</text:span> </text:p>
      <text:p text:style-name="P2"/>
      <text:p text:style-name="P2"/>
      <text:p text:style-name="P2"><text:line-break/></text:p>
      <text:p text:style-name="P3">Data-Structures and Control Flow</text:p>
      <text:p text:style-name="P2"/>
      <text:p text:style-name="P2"/>
      <text:p text:style-name="P2">(diagram)</text:p>
      <text:p text:style-name="P2"/>
      <text:p text:style-name="P2">Accuracy Comparison of Systems</text:p>
      <text:p text:style-name="P2"/>
      <text:p text:style-name="P2">Analysis of Errors</text:p>
      <text:p text:style-name="P2"/>
      <text:p text:style-name="P2">Further Improve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b" fo:country="N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nb" fo:country="N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tin Ellefsrød</meta:initial-creator>
    <meta:creation-date>2011-11-22T16:45:52.41</meta:creation-date>
    <meta:document-statistic meta:table-count="0" meta:image-count="0" meta:object-count="0" meta:page-count="2" meta:paragraph-count="14" meta:word-count="364" meta:character-count="2189"/>
    <dc:date>2011-11-22T16:52:33.65</dc:date>
    <dc:creator>Martin Ellefsrød</dc:creator>
    <meta:editing-duration>PT00H06M42S</meta:editing-duration>
    <meta:editing-cycles>1</meta:editing-cycles>
    <meta:generator>OpenOffice.org/3.2$Win32 OpenOffice.org_project/320m18$Build-9502</meta:generator>
  </office:meta>
</office:document-meta>
</file>